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paragraph-rsid="00179708"/>
    </style:style>
    <style:style style:name="P2" style:family="paragraph" style:parent-style-name="Heading_20_1" style:list-style-name="L20">
      <style:text-properties officeooo:paragraph-rsid="00179708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P6" style:family="paragraph" style:parent-style-name="Text_20_body" style:list-style-name="L4">
      <style:paragraph-properties fo:margin-top="0cm" fo:margin-bottom="0cm" loext:contextual-spacing="false"/>
    </style:style>
    <style:style style:name="P7" style:family="paragraph" style:parent-style-name="Text_20_body" style:list-style-name="L5">
      <style:paragraph-properties fo:margin-top="0cm" fo:margin-bottom="0cm" loext:contextual-spacing="false"/>
    </style:style>
    <style:style style:name="P8" style:family="paragraph" style:parent-style-name="Text_20_body" style:list-style-name="L6">
      <style:paragraph-properties fo:margin-top="0cm" fo:margin-bottom="0cm" loext:contextual-spacing="false"/>
    </style:style>
    <style:style style:name="P9" style:family="paragraph" style:parent-style-name="Text_20_body" style:list-style-name="L7">
      <style:paragraph-properties fo:margin-top="0cm" fo:margin-bottom="0cm" loext:contextual-spacing="false"/>
    </style:style>
    <style:style style:name="P10" style:family="paragraph" style:parent-style-name="Text_20_body" style:list-style-name="L8">
      <style:paragraph-properties fo:margin-top="0cm" fo:margin-bottom="0cm" loext:contextual-spacing="false"/>
    </style:style>
    <style:style style:name="P11" style:family="paragraph" style:parent-style-name="Text_20_body" style:list-style-name="L9">
      <style:paragraph-properties fo:margin-top="0cm" fo:margin-bottom="0cm" loext:contextual-spacing="false"/>
    </style:style>
    <style:style style:name="P12" style:family="paragraph" style:parent-style-name="Text_20_body" style:list-style-name="L10">
      <style:paragraph-properties fo:margin-top="0cm" fo:margin-bottom="0cm" loext:contextual-spacing="false"/>
    </style:style>
    <style:style style:name="P13" style:family="paragraph" style:parent-style-name="Text_20_body" style:list-style-name="L11">
      <style:paragraph-properties fo:margin-top="0cm" fo:margin-bottom="0cm" loext:contextual-spacing="false"/>
    </style:style>
    <style:style style:name="P14" style:family="paragraph" style:parent-style-name="Text_20_body" style:list-style-name="L12">
      <style:paragraph-properties fo:margin-top="0cm" fo:margin-bottom="0cm" loext:contextual-spacing="false"/>
    </style:style>
    <style:style style:name="P15" style:family="paragraph" style:parent-style-name="Text_20_body" style:list-style-name="L13">
      <style:paragraph-properties fo:margin-top="0cm" fo:margin-bottom="0cm" loext:contextual-spacing="false"/>
    </style:style>
    <style:style style:name="P16" style:family="paragraph" style:parent-style-name="Text_20_body" style:list-style-name="L14">
      <style:paragraph-properties fo:margin-top="0cm" fo:margin-bottom="0cm" loext:contextual-spacing="false"/>
    </style:style>
    <style:style style:name="P17" style:family="paragraph" style:parent-style-name="Text_20_body" style:list-style-name="L15">
      <style:paragraph-properties fo:margin-top="0cm" fo:margin-bottom="0cm" loext:contextual-spacing="false"/>
    </style:style>
    <style:style style:name="P18" style:family="paragraph" style:parent-style-name="Text_20_body" style:list-style-name="L16">
      <style:paragraph-properties fo:margin-top="0cm" fo:margin-bottom="0cm" loext:contextual-spacing="false"/>
    </style:style>
    <style:style style:name="P19" style:family="paragraph" style:parent-style-name="Text_20_body" style:list-style-name="L17">
      <style:paragraph-properties fo:margin-top="0cm" fo:margin-bottom="0cm" loext:contextual-spacing="false"/>
    </style:style>
    <style:style style:name="P20" style:family="paragraph" style:parent-style-name="Text_20_body" style:list-style-name="L18">
      <style:paragraph-properties fo:margin-top="0cm" fo:margin-bottom="0cm" loext:contextual-spacing="false"/>
    </style:style>
    <style:style style:name="P21" style:family="paragraph" style:parent-style-name="Text_20_body" style:list-style-name="L19">
      <style:paragraph-properties fo:margin-top="0cm" fo:margin-bottom="0cm" loext:contextual-spacing="false"/>
    </style:style>
    <style:style style:name="P22" style:family="paragraph" style:parent-style-name="Text_20_body" style:list-style-name="L20">
      <style:paragraph-properties fo:margin-top="0cm" fo:margin-bottom="0cm" loext:contextual-spacing="false"/>
      <style:text-properties officeooo:paragraph-rsid="00179708"/>
    </style:style>
    <style:style style:name="T1" style:family="text">
      <style:text-properties officeooo:rsid="00179708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</text:h>
      <text:list xml:id="list6064335090070024967" text:style-name="L1">
        <text:list-item>
          <text:p text:style-name="P3">a blue cat on a bike</text:p>
        </text:list-item>
      </text:list>
      <text:h text:style-name="Heading_20_1" text:outline-level="1">A</text:h>
      <text:list xml:id="list765958899609017823" text:style-name="L2">
        <text:list-item>
          <text:p text:style-name="P4">a blue cat in a car</text:p>
        </text:list-item>
      </text:list>
      <text:h text:style-name="Heading_20_1" text:outline-level="1">M</text:h>
      <text:list xml:id="list7157028819206791835" text:style-name="L3">
        <text:list-item>
          <text:p text:style-name="P5">a blue cat on foot</text:p>
        </text:list-item>
      </text:list>
      <text:h text:style-name="Heading_20_1" text:outline-level="1">E</text:h>
      <text:list xml:id="list7976057128601487499" text:style-name="L4">
        <text:list-item>
          <text:p text:style-name="P6">a blue cat in a hot airballoon</text:p>
        </text:list-item>
      </text:list>
      <text:h text:style-name="Heading_20_1" text:outline-level="1">S</text:h>
      <text:list xml:id="list3682064996434987378" text:style-name="L5">
        <text:list-item>
          <text:p text:style-name="P7">a blue cat on a train</text:p>
        </text:list-item>
      </text:list>
      <text:h text:style-name="Heading_20_1" text:outline-level="1">C</text:h>
      <text:list xml:id="list954956363508504929" text:style-name="L6">
        <text:list-item>
          <text:p text:style-name="P8">a blue dog on a bike</text:p>
        </text:list-item>
      </text:list>
      <text:h text:style-name="Heading_20_1" text:outline-level="1">O</text:h>
      <text:list xml:id="list8916111630373068047" text:style-name="L7">
        <text:list-item>
          <text:p text:style-name="P9">a blue dog in a car</text:p>
        </text:list-item>
      </text:list>
      <text:h text:style-name="Heading_20_1" text:outline-level="1">M</text:h>
      <text:list xml:id="list6747255033295716819" text:style-name="L8">
        <text:list-item>
          <text:p text:style-name="P10">a blue dog on foot</text:p>
        </text:list-item>
      </text:list>
      <text:h text:style-name="Heading_20_1" text:outline-level="1">P</text:h>
      <text:list xml:id="list6369645211135133360" text:style-name="L9">
        <text:list-item>
          <text:p text:style-name="P11">a blue dog in a hot airballoon</text:p>
        </text:list-item>
      </text:list>
      <text:h text:style-name="Heading_20_1" text:outline-level="1">U</text:h>
      <text:list xml:id="list113205002634713184" text:style-name="L10">
        <text:list-item>
          <text:p text:style-name="P12">a blue dog on a train</text:p>
        </text:list-item>
      </text:list>
      <text:h text:style-name="Heading_20_1" text:outline-level="1">T</text:h>
      <text:list xml:id="list7737626791841841343" text:style-name="L11">
        <text:list-item>
          <text:p text:style-name="P13">a red cat on a bike</text:p>
        </text:list-item>
      </text:list>
      <text:h text:style-name="Heading_20_1" text:outline-level="1">I</text:h>
      <text:list xml:id="list6455052426244833364" text:style-name="L12">
        <text:list-item>
          <text:p text:style-name="P14">a red cat in a car</text:p>
        </text:list-item>
      </text:list>
      <text:h text:style-name="Heading_20_1" text:outline-level="1">N</text:h>
      <text:list xml:id="list4303972555547526141" text:style-name="L13">
        <text:list-item>
          <text:p text:style-name="P15">a red cat on foot</text:p>
        </text:list-item>
      </text:list>
      <text:h text:style-name="Heading_20_1" text:outline-level="1">G</text:h>
      <text:list xml:id="list466399397219876594" text:style-name="L14">
        <text:list-item>
          <text:p text:style-name="P16">a red cat in a hot airballoon</text:p>
        </text:list-item>
      </text:list>
      <text:h text:style-name="Heading_20_1" text:outline-level="1">R</text:h>
      <text:list xml:id="list6600299138229513542" text:style-name="L15">
        <text:list-item>
          <text:p text:style-name="P17">a red cat on a train</text:p>
        </text:list-item>
      </text:list>
      <text:h text:style-name="Heading_20_1" text:outline-level="1">O</text:h>
      <text:list xml:id="list8494880975010046334" text:style-name="L16">
        <text:list-item>
          <text:p text:style-name="P18">a red dog on a bike</text:p>
        </text:list-item>
      </text:list>
      <text:h text:style-name="Heading_20_1" text:outline-level="1">C</text:h>
      <text:list xml:id="list9166902223476028957" text:style-name="L17">
        <text:list-item>
          <text:p text:style-name="P19">a red dog in a car</text:p>
        </text:list-item>
      </text:list>
      <text:h text:style-name="Heading_20_1" text:outline-level="1">K</text:h>
      <text:list xml:id="list1693534831347958125" text:style-name="L18">
        <text:list-item>
          <text:p text:style-name="P20">a red dog on foot</text:p>
        </text:list-item>
      </text:list>
      <text:h text:style-name="Heading_20_1" text:outline-level="1">S</text:h>
      <text:list xml:id="list8386647371049044449" text:style-name="L19">
        <text:list-item>
          <text:p text:style-name="P21">a red dog in a hot airballoon</text:p>
        </text:list-item>
      </text:list>
      <text:h text:style-name="P1" text:outline-level="1">!</text:h>
      <text:list xml:id="list449417326902529973" text:style-name="L20">
        <text:list-item>
          <text:p text:style-name="P22">a red dog on a train</text:p>
        </text:list-item>
        <text:list-item>
          <text:h text:style-name="P2" text:outline-level="1">!</text:h>
        </text:list-item>
        <text:list-item>
          <text:p text:style-name="P22">a <text:span text:style-name="T1">purple</text:span> <text:span text:style-name="T1">cat</text:span> on a <text:span text:style-name="T1">bike</text:span></text:p>
        </text:list-item>
        <text:list-item>
          <text:h text:style-name="P2" text:outline-level="1">!</text:h>
        </text:list-item>
        <text:list-item>
          <text:p text:style-name="P22">a <text:span text:style-name="T1">purple</text:span> <text:span text:style-name="T1">cat</text:span> on a <text:span text:style-name="T1">bike</text:span></text:p>
        </text:list-item>
        <text:list-item>
          <text:h text:style-name="P2" text:outline-level="1">!</text:h>
        </text:list-item>
        <text:list-item>
          <text:p text:style-name="P22">a <text:span text:style-name="T1">purple</text:span> <text:span text:style-name="T1">dog</text:span> on a train</text:p>
        </text:list-item>
        <text:list-item>
          <text:h text:style-name="P2" text:outline-level="1">!</text:h>
        </text:list-item>
        <text:list-item>
          <text:p text:style-name="P22">a <text:span text:style-name="T1">purple</text:span> dog on a trai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adornments="Bol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graphic-properties draw:fill-image-width="0cm" draw:fill-image-height="0cm"/>
      <style:paragraph-properties fo:margin-top="0.152cm" fo:margin-bottom="0.152cm" loext:contextual-spacing="false" fo:text-align="center" style:justify-single-word="false" style:page-number="auto" style:shadow="none">
        <style:tab-stops/>
      </style:paragraph-properties>
      <style:text-properties fo:font-size="4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graphic-properties draw:fill-image-width="0cm" draw:fill-image-height="0cm"/>
      <style:paragraph-properties fo:text-align="center" style:justify-single-word="false" style:page-number="auto" fo:break-before="page" style:shadow="none">
        <style:tab-stops/>
      </style:paragraph-properties>
      <style:text-properties style:font-name="Droid Sans" fo:font-family="'Droid Sans'" style:font-style-name="Bold" style:font-family-generic="swiss" style:font-pitch="variable" fo:font-size="99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shadow="none" style:writing-mode="lr-tb" style:footnote-max-height="0cm">
        <style:columns fo:column-count="1" fo:column-gap="0cm"/>
        <style:footnote-sep style:width="0.018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date>2015-09-16T12:07:58.923774755</dc:date>
    <dc:creator>shearer </dc:creator>
    <meta:editing-duration>PT5M8S</meta:editing-duration>
    <meta:editing-cycles>1</meta:editing-cycles>
    <meta:document-statistic meta:table-count="0" meta:image-count="0" meta:object-count="0" meta:page-count="24" meta:paragraph-count="48" meta:word-count="196" meta:character-count="564" meta:non-whitespace-character-count="444"/>
    <meta:generator>LibreOffice/4.4.2.2$Linux_X86_64 LibreOffice_project/40m0$Build-2</meta:generator>
  </office:meta>
</office:document-meta>
</file>